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7956" calcext:value-type="float">
            <text:p>33.93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4896" calcext:value-type="float">
            <text:p>33.5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5328" calcext:value-type="float">
            <text:p>33.4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4992" calcext:value-type="float">
            <text:p>32.5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7004" calcext:value-type="float">
            <text:p>32.41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0248" calcext:value-type="float">
            <text:p>32.2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8028" calcext:value-type="float">
            <text:p>32.22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2036" calcext:value-type="float">
            <text:p>32.29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5524" calcext:value-type="float">
            <text:p>32.00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1272" calcext:value-type="float">
            <text:p>32.0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5392" calcext:value-type="float">
            <text:p>31.9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7988" calcext:value-type="float">
            <text:p>31.90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1308" calcext:value-type="float">
            <text:p>31.80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5964" calcext:value-type="float">
            <text:p>31.71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8052" calcext:value-type="float">
            <text:p>31.65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4044" calcext:value-type="float">
            <text:p>31.59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6508" calcext:value-type="float">
            <text:p>31.49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8116" calcext:value-type="float">
            <text:p>31.40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0308" calcext:value-type="float">
            <text:p>31.42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996" calcext:value-type="float">
            <text:p>31.4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726" calcext:value-type="float">
            <text:p>31.41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0684" calcext:value-type="float">
            <text:p>31.38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8116" calcext:value-type="float">
            <text:p>31.40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5068" calcext:value-type="float">
            <text:p>31.40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438" calcext:value-type="float">
            <text:p>31.23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1708" calcext:value-type="float">
            <text:p>31.19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866" calcext:value-type="float">
            <text:p>31.18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6716" calcext:value-type="float">
            <text:p>31.63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6472" calcext:value-type="float">
            <text:p>31.7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21" calcext:value-type="float">
            <text:p>32.0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6692" calcext:value-type="float">
            <text:p>32.20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5384" calcext:value-type="float">
            <text:p>32.1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594" calcext:value-type="float">
            <text:p>32.28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4124" calcext:value-type="float">
            <text:p>32.23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1076" calcext:value-type="float">
            <text:p>32.23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48" meta:object-count="0"/>
    <meta:user-defined meta:name="AppVersion">3.0</meta:user-defined>
  </office:meta>
</office:document-meta>
</file>